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972cm"/>
      <style:paragraph-properties style:writing-mode="lr-tb"/>
    </style:style>
    <style:style style:name="gr3" style:family="graphic" style:parent-style-name="standard">
      <style:graphic-properties draw:stroke="none" draw:fill="none" fo:min-height="7.166cm"/>
      <style:paragraph-properties style:writing-mode="lr-tb"/>
    </style:style>
    <style:style style:name="gr4" style:family="graphic" style:parent-style-name="standard">
      <style:graphic-properties draw:stroke="none" draw:fill="none" fo:min-height="11.544cm"/>
      <style:paragraph-properties style:writing-mode="lr-tb"/>
    </style:style>
    <style:style style:name="gr5" style:family="graphic" style:parent-style-name="standard">
      <style:graphic-properties draw:stroke="none" draw:fill="none" fo:min-height="8.36cm"/>
      <style:paragraph-properties style:writing-mode="lr-tb"/>
    </style:style>
    <style:style style:name="gr6" style:family="graphic" style:parent-style-name="standard">
      <style:graphic-properties draw:stroke="none" draw:fill="none" fo:min-height="5.176cm"/>
      <style:paragraph-properties style:writing-mode="lr-tb"/>
    </style:style>
    <style:style style:name="gr7" style:family="graphic" style:parent-style-name="standard">
      <style:graphic-properties draw:stroke="none" draw:fill="none" fo:min-height="10.35cm"/>
      <style:paragraph-properties style:writing-mode="lr-tb"/>
    </style:style>
    <style:style style:name="gr8" style:family="graphic" style:parent-style-name="standard">
      <style:graphic-properties draw:stroke="none" draw:fill="none" fo:min-height="5.574cm"/>
      <style:paragraph-properties style:writing-mode="lr-tb"/>
    </style:style>
    <style:style style:name="gr9" style:family="graphic" style:parent-style-name="standard">
      <style:graphic-properties draw:stroke="none" draw:fill="none" fo:min-height="15.52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olang Sess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- Harsh Dusane<text:line-break/><text:line-break/>Topic : Files and Directori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reate an empty fil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10.662cm" svg:height="6.222cm" svg:x="8.759cm" svg:y="4.795cm">
          <draw:text-box>
            <text:p text:style-name="P2">package main</text:p>
            <text:p text:style-name="P2"> </text:p>
            <text:p text:style-name="P2">import (</text:p>
            <text:p text:style-name="P2"><text:s text:c="8"/>"log"</text:p>
            <text:p text:style-name="P2"><text:s text:c="8"/>"os"</text:p>
            <text:p text:style-name="P2">)</text:p>
            <text:p text:style-name="P2"> </text:p>
            <text:p text:style-name="P2">func main() {</text:p>
            <text:p text:style-name="P2"><text:s text:c="8"/>emptyFile, err := os.Create("empty.txt")</text:p>
            <text:p text:style-name="P2"><text:s text:c="8"/>if err != nil {</text:p>
            <text:p text:style-name="P2"><text:s text:c="16"/>log.Fatal(err)</text:p>
            <text:p text:style-name="P2"><text:s text:c="8"/>}</text:p>
            <text:p text:style-name="P2"><text:s text:c="8"/>log.Println(emptyFile)</text:p>
            <text:p text:style-name="P2"><text:s text:c="8"/>emptyFile.Close(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Go program to Create directory or folder if not exis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3" draw:layer="layout" svg:width="11.297cm" svg:height="7.416cm" svg:x="8.442cm" svg:y="4.198cm">
          <draw:text-box>
            <text:p text:style-name="P2">package main</text:p>
            <text:p text:style-name="P2"> </text:p>
            <text:p text:style-name="P2">import (</text:p>
            <text:p text:style-name="P2"><text:s text:c="8"/>"log"</text:p>
            <text:p text:style-name="P2"><text:s text:c="8"/>"os"</text:p>
            <text:p text:style-name="P2">)</text:p>
            <text:p text:style-name="P2"> </text:p>
            <text:p text:style-name="P2">func main() {</text:p>
            <text:p text:style-name="P2"><text:s text:c="8"/>_, err := os.Stat("test")</text:p>
            <text:p text:style-name="P2"> </text:p>
            <text:p text:style-name="P2"><text:s text:c="8"/>if os.IsNotExist(err) {</text:p>
            <text:p text:style-name="P2"><text:s text:c="16"/>errDir := os.MkdirAll("test", 0755)</text:p>
            <text:p text:style-name="P2"><text:s text:c="16"/>if errDir != nil {</text:p>
            <text:p text:style-name="P2"><text:s text:c="24"/>log.Fatal(err)</text:p>
            <text:p text:style-name="P2"><text:s text:c="16"/>}</text:p>
            <text:p text:style-name="P2"> </text:p>
            <text:p text:style-name="P2"><text:s text:c="8"/>}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name a file in Golang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9.392cm" svg:height="6.222cm" svg:x="9.394cm" svg:y="4.795cm">
          <draw:text-box>
            <text:p text:style-name="P2">package main</text:p>
            <text:p text:style-name="P2"> </text:p>
            <text:p text:style-name="P2">import (</text:p>
            <text:p text:style-name="P2"><text:s text:c="8"/>"log"</text:p>
            <text:p text:style-name="P2"><text:s text:c="8"/>"os"</text:p>
            <text:p text:style-name="P2">)</text:p>
            <text:p text:style-name="P2"> </text:p>
            <text:p text:style-name="P2">func main() {</text:p>
            <text:p text:style-name="P2"><text:s text:c="8"/>oldName := "test.txt"</text:p>
            <text:p text:style-name="P2"><text:s text:c="8"/>newName := "testing.txt"</text:p>
            <text:p text:style-name="P2"><text:s text:c="8"/>err := os.Rename(oldName, newName)</text:p>
            <text:p text:style-name="P2"><text:s text:c="8"/>if err != nil {</text:p>
            <text:p text:style-name="P2"><text:s text:c="16"/>log.Fatal(err)</text:p>
            <text:p text:style-name="P2"><text:s text:c="8"/>}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Move a file from one location to another in Golang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11.297cm" svg:height="6.222cm" svg:x="8.442cm" svg:y="4.795cm">
          <draw:text-box>
            <text:p text:style-name="P2">package main</text:p>
            <text:p text:style-name="P2"> </text:p>
            <text:p text:style-name="P2">import (</text:p>
            <text:p text:style-name="P2"><text:s text:c="8"/>"log"</text:p>
            <text:p text:style-name="P2"><text:s text:c="8"/>"os"</text:p>
            <text:p text:style-name="P2">)</text:p>
            <text:p text:style-name="P2"> </text:p>
            <text:p text:style-name="P2">func main() {</text:p>
            <text:p text:style-name="P2"><text:s text:c="8"/>oldLocation := "/var/www/html/test.txt"</text:p>
            <text:p text:style-name="P2"><text:s text:c="8"/>newLocation := "/var/www/html/src/test.txt"</text:p>
            <text:p text:style-name="P2"><text:s text:c="8"/>err := os.Rename(oldLocation, newLocation)</text:p>
            <text:p text:style-name="P2"><text:s text:c="8"/>if err != nil {</text:p>
            <text:p text:style-name="P2"><text:s text:c="16"/>log.Fatal(err)</text:p>
            <text:p text:style-name="P2"><text:s text:c="8"/>}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Golang Create Copy of a file at another locat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3" draw:layer="layout" svg:width="14.048cm" svg:height="11.794cm" svg:x="7cm" svg:y="3.606cm">
          <draw:text-box>
            <text:p text:style-name="P2">package main</text:p>
            <text:p text:style-name="P2"> </text:p>
            <text:p text:style-name="P2">import (</text:p>
            <text:p text:style-name="P2"><text:s text:c="8"/>"io"</text:p>
            <text:p text:style-name="P2"><text:s text:c="8"/>"log"</text:p>
            <text:p text:style-name="P2"><text:s text:c="8"/>"os"</text:p>
            <text:p text:style-name="P2">)</text:p>
            <text:p text:style-name="P2"> </text:p>
            <text:p text:style-name="P2">func main() {</text:p>
            <text:p text:style-name="P2"> </text:p>
            <text:p text:style-name="P2"><text:s text:c="8"/>sourceFile, err := os.Open("/var/www/html/src/test.txt")</text:p>
            <text:p text:style-name="P2"><text:s text:c="8"/>if err != nil {</text:p>
            <text:p text:style-name="P2"><text:s text:c="16"/>log.Fatal(err)</text:p>
            <text:p text:style-name="P2"><text:s text:c="8"/>}</text:p>
            <text:p text:style-name="P2"><text:s text:c="8"/>defer sourceFile.Close()</text:p>
            <text:p text:style-name="P2"> </text:p>
            <text:p text:style-name="P2"><text:s text:c="8"/>// Create new file</text:p>
            <text:p text:style-name="P2"><text:s text:c="8"/>newFile, err := os.Create("/var/www/html/test.txt")</text:p>
            <text:p text:style-name="P2"><text:s text:c="8"/>if err != nil {</text:p>
            <text:p text:style-name="P2"><text:s text:c="16"/>log.Fatal(err)</text:p>
            <text:p text:style-name="P2"><text:s text:c="8"/>}</text:p>
            <text:p text:style-name="P2"><text:s text:c="8"/>defer newFile.Close()</text:p>
            <text:p text:style-name="P2"> </text:p>
            <text:p text:style-name="P2"><text:s text:c="8"/>bytesCopied, err := io.Copy(newFile, sourceFile)</text:p>
            <text:p text:style-name="P2"><text:s text:c="8"/>if err != nil {</text:p>
            <text:p text:style-name="P2"><text:s text:c="16"/>log.Fatal(err)</text:p>
            <text:p text:style-name="P2"><text:s text:c="8"/>}</text:p>
            <text:p text:style-name="P2"><text:s text:c="8"/>log.Printf("Copied %d bytes.", bytesCopied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Get file information in Golang<text:line-break/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5" draw:text-style-name="P3" draw:layer="layout" svg:width="20.398cm" svg:height="8.61cm" svg:x="3.891cm" svg:y="3.601cm">
          <draw:text-box>
            <text:p text:style-name="P2">package main</text:p>
            <text:p text:style-name="P2"> </text:p>
            <text:p text:style-name="P2">import (</text:p>
            <text:p text:style-name="P2"><text:s text:c="8"/>"fmt"</text:p>
            <text:p text:style-name="P2"><text:s text:c="8"/>"log"</text:p>
            <text:p text:style-name="P2"><text:s text:c="8"/>"os"</text:p>
            <text:p text:style-name="P2">)</text:p>
            <text:p text:style-name="P2"> </text:p>
            <text:p text:style-name="P2">func main() {</text:p>
            <text:p text:style-name="P2"><text:s text:c="8"/>fileStat, err := os.Stat("test.txt")</text:p>
            <text:p text:style-name="P2"> </text:p>
            <text:p text:style-name="P2"><text:s text:c="8"/>if err != nil {</text:p>
            <text:p text:style-name="P2"><text:s text:c="16"/>log.Fatal(err)</text:p>
            <text:p text:style-name="P2"><text:s text:c="8"/>}</text:p>
            <text:p text:style-name="P2"> </text:p>
            <text:p text:style-name="P2"><text:s text:c="8"/>fmt.Println("File Name:", fileStat.Name()) <text:s text:c="7"/>// Base name of the file</text:p>
            <text:p text:style-name="P2"><text:s text:c="8"/>fmt.Println("Size:", fileStat.Size()) <text:s text:c="12"/>// Length in bytes for regular files</text:p>
            <text:p text:style-name="P2"><text:s text:c="8"/>fmt.Println("Permissions:", fileStat.Mode()) <text:s text:c="5"/>// File mode bits</text:p>
            <text:p text:style-name="P2"><text:s text:c="8"/>fmt.Println("Last Modified:", fileStat.ModTime()) // Last modification time</text:p>
            <text:p text:style-name="P2"><text:s text:c="8"/>fmt.Println("Is Directory: ", fileStat.IsDir()) <text:s text:c="2"/>// Abbreviation for Mode().IsDir(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Golang program to delete a specific fil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6" draw:text-style-name="P3" draw:layer="layout" svg:width="11.085cm" svg:height="5.426cm" svg:x="8.548cm" svg:y="5.193cm">
          <draw:text-box>
            <text:p text:style-name="P2">package main</text:p>
            <text:p text:style-name="P2"> </text:p>
            <text:p text:style-name="P2">import (</text:p>
            <text:p text:style-name="P2"><text:s text:c="8"/>"log"</text:p>
            <text:p text:style-name="P2"><text:s text:c="8"/>"os"</text:p>
            <text:p text:style-name="P2">)</text:p>
            <text:p text:style-name="P2"> </text:p>
            <text:p text:style-name="P2">func main() {</text:p>
            <text:p text:style-name="P2"><text:s text:c="8"/>err := os.Remove("/var/www/html/test.txt")</text:p>
            <text:p text:style-name="P2"><text:s text:c="8"/>if err != nil {</text:p>
            <text:p text:style-name="P2"><text:s text:c="16"/>log.Fatal(err)</text:p>
            <text:p text:style-name="P2"><text:s text:c="8"/>}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Go program to read a text file character by character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7" draw:text-style-name="P3" draw:layer="layout" svg:width="13.625cm" svg:height="10.6cm" svg:x="7cm" svg:y="3.8cm">
          <draw:text-box>
            <text:p text:style-name="P2">package main</text:p>
            <text:p text:style-name="P2"> </text:p>
            <text:p text:style-name="P2">import (</text:p>
            <text:p text:style-name="P2"><text:s text:c="8"/>"bufio"</text:p>
            <text:p text:style-name="P2"><text:s text:c="8"/>"fmt"</text:p>
            <text:p text:style-name="P2"><text:s text:c="8"/>"io/ioutil"</text:p>
            <text:p text:style-name="P2"><text:s text:c="8"/>"os"</text:p>
            <text:p text:style-name="P2"><text:s text:c="8"/>"strings"</text:p>
            <text:p text:style-name="P2">)</text:p>
            <text:p text:style-name="P2"> </text:p>
            <text:p text:style-name="P2">func main() {</text:p>
            <text:p text:style-name="P2"><text:s text:c="8"/>filename := "test.txt"</text:p>
            <text:p text:style-name="P2"> </text:p>
            <text:p text:style-name="P2"><text:s text:c="8"/>filebuffer, err := ioutil.ReadFile(filename)</text:p>
            <text:p text:style-name="P2"><text:s text:c="8"/>if err != nil {</text:p>
            <text:p text:style-name="P2"><text:s text:c="16"/>fmt.Println(err)</text:p>
            <text:p text:style-name="P2"><text:s text:c="16"/>os.Exit(1)</text:p>
            <text:p text:style-name="P2"><text:s text:c="8"/>}</text:p>
            <text:p text:style-name="P2"><text:s text:c="8"/>inputdata := string(filebuffer)</text:p>
            <text:p text:style-name="P2"><text:s text:c="8"/>data := bufio.NewScanner(strings.NewReader(inputdata))</text:p>
            <text:p text:style-name="P2"><text:s text:c="8"/>data.Split(bufio.ScanRunes)</text:p>
            <text:p text:style-name="P2"> </text:p>
            <text:p text:style-name="P2"><text:s text:c="8"/>for data.Scan() {</text:p>
            <text:p text:style-name="P2"><text:s text:c="16"/>fmt.Print(data.Text())</text:p>
            <text:p text:style-name="P2"><text:s text:c="8"/>}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Reduce file size<text:line-break/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8" draw:text-style-name="P3" draw:layer="layout" svg:width="9.603cm" svg:height="5.824cm" svg:x="9.289cm" svg:y="4.994cm">
          <draw:text-box>
            <text:p text:style-name="P2">package main</text:p>
            <text:p text:style-name="P2"> </text:p>
            <text:p text:style-name="P2">import (</text:p>
            <text:p text:style-name="P2"><text:s text:c="8"/>"log"</text:p>
            <text:p text:style-name="P2"><text:s text:c="8"/>"os"</text:p>
            <text:p text:style-name="P2">)</text:p>
            <text:p text:style-name="P2"> </text:p>
            <text:p text:style-name="P2">func main() {</text:p>
            <text:p text:style-name="P2"><text:s text:c="8"/>err := os.Truncate("test.txt", 100)</text:p>
            <text:p text:style-name="P2"> </text:p>
            <text:p text:style-name="P2"><text:s text:c="8"/>if err != nil {</text:p>
            <text:p text:style-name="P2"><text:s text:c="16"/>log.Fatal(err)</text:p>
            <text:p text:style-name="P2"><text:s text:c="8"/>}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Go program to add or append content at the end of text fil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5" draw:text-style-name="P3" draw:layer="layout" svg:width="17.435cm" svg:height="8.61cm" svg:x="5.373cm" svg:y="3.601cm">
          <draw:text-box>
            <text:p text:style-name="P2">package main</text:p>
            <text:p text:style-name="P2"> </text:p>
            <text:p text:style-name="P2">import (</text:p>
            <text:p text:style-name="P2"><text:s text:c="8"/>"fmt"</text:p>
            <text:p text:style-name="P2"><text:s text:c="8"/>"os"</text:p>
            <text:p text:style-name="P2">)</text:p>
            <text:p text:style-name="P2"> </text:p>
            <text:p text:style-name="P2">func main() {</text:p>
            <text:p text:style-name="P2"><text:s text:c="8"/>message := "Add this content at end"</text:p>
            <text:p text:style-name="P2"><text:s text:c="8"/>filename := "test.txt"</text:p>
            <text:p text:style-name="P2"> </text:p>
            <text:p text:style-name="P2"><text:s text:c="8"/>f, err := os.OpenFile(filename, os.O_RDWR|os.O_APPEND|os.O_CREATE, 0660)</text:p>
            <text:p text:style-name="P2"> </text:p>
            <text:p text:style-name="P2"><text:s text:c="8"/>if err != nil {</text:p>
            <text:p text:style-name="P2"><text:s text:c="16"/>fmt.Println(err)</text:p>
            <text:p text:style-name="P2"><text:s text:c="16"/>os.Exit(-1)</text:p>
            <text:p text:style-name="P2"><text:s text:c="8"/>}</text:p>
            <text:p text:style-name="P2"><text:s text:c="8"/>defer f.Close()</text:p>
            <text:p text:style-name="P2"> </text:p>
            <text:p text:style-name="P2"><text:s text:c="8"/>fmt.Fprintf(f, "%s\n", message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8.2cm" svg:height="4.405cm" svg:x="2cm" svg:y="5.265cm" presentation:class="title" presentation:user-transformed="true">
          <draw:text-box>
            <text:p><text:span text:style-name="T1">Golang Changing permissions, ownership, and timestamps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9" draw:text-style-name="P3" draw:layer="layout" svg:width="14.895cm" svg:height="15.774cm" svg:x="13.105cm" svg:y="0.019cm">
          <draw:text-box>
            <text:p text:style-name="P2">package main</text:p>
            <text:p text:style-name="P2"> </text:p>
            <text:p text:style-name="P2">import (</text:p>
            <text:p text:style-name="P2"><text:s text:c="8"/>"log"</text:p>
            <text:p text:style-name="P2"><text:s text:c="8"/>"os"</text:p>
            <text:p text:style-name="P2"><text:s text:c="8"/>"time"</text:p>
            <text:p text:style-name="P2">)</text:p>
            <text:p text:style-name="P2"> </text:p>
            <text:p text:style-name="P2">func main() {</text:p>
            <text:p text:style-name="P2"><text:s text:c="8"/>// Test File existence.</text:p>
            <text:p text:style-name="P2"><text:s text:c="8"/>_, err := os.Stat("test.txt")</text:p>
            <text:p text:style-name="P2"><text:s text:c="8"/>if err != nil {</text:p>
            <text:p text:style-name="P2"><text:s text:c="16"/>if os.IsNotExist(err) {</text:p>
            <text:p text:style-name="P2"><text:s text:c="24"/>log.Fatal("File does not exist.")</text:p>
            <text:p text:style-name="P2"><text:s text:c="16"/>}</text:p>
            <text:p text:style-name="P2"><text:s text:c="8"/>}</text:p>
            <text:p text:style-name="P2"><text:s text:c="8"/>log.Println("File exist.")</text:p>
            <text:p text:style-name="P2"> </text:p>
            <text:p text:style-name="P2"><text:s text:c="8"/>// Change permissions Linux.</text:p>
            <text:p text:style-name="P2"><text:s text:c="8"/>err = os.Chmod("test.txt", 0777)</text:p>
            <text:p text:style-name="P2"><text:s text:c="8"/>if err != nil {</text:p>
            <text:p text:style-name="P2"><text:s text:c="16"/>log.Println(err)</text:p>
            <text:p text:style-name="P2"><text:s text:c="8"/>}</text:p>
            <text:p text:style-name="P2"> </text:p>
            <text:p text:style-name="P2"><text:s text:c="8"/>// Change file ownership.</text:p>
            <text:p text:style-name="P2"><text:s text:c="8"/>err = os.Chown("test.txt", os.Getuid(), os.Getgid())</text:p>
            <text:p text:style-name="P2"><text:s text:c="8"/>if err != nil {</text:p>
            <text:p text:style-name="P2"><text:s text:c="16"/>log.Println(err)</text:p>
            <text:p text:style-name="P2"><text:s text:c="8"/>}</text:p>
            <text:p text:style-name="P2"> </text:p>
            <text:p text:style-name="P2"><text:s text:c="8"/>// Change file timestamps.</text:p>
            <text:p text:style-name="P2"><text:s text:c="8"/>addOneDayFromNow := time.Now().Add(24 * time.Hour)</text:p>
            <text:p text:style-name="P2"><text:s text:c="8"/>lastAccessTime := addOneDayFromNow</text:p>
            <text:p text:style-name="P2"><text:s text:c="8"/>lastModifyTime := addOneDayFromNow</text:p>
            <text:p text:style-name="P2"><text:s text:c="8"/>err = os.Chtimes("test.txt", lastAccessTime, lastModifyTime)</text:p>
            <text:p text:style-name="P2"><text:s text:c="8"/>if err != nil {</text:p>
            <text:p text:style-name="P2"><text:s text:c="16"/>log.Println(err)</text:p>
            <text:p text:style-name="P2"><text:s text:c="8"/>}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2:19:15.812600984</meta:creation-date>
    <dc:date>2021-02-04T12:25:10.182186790</dc:date>
    <meta:editing-duration>PT9S</meta:editing-duration>
    <meta:editing-cycles>1</meta:editing-cycles>
    <meta:document-statistic meta:object-count="80"/>
    <meta:generator>LibreOffice/6.4.6.2$Linux_X86_64 LibreOffice_project/40$Build-2</meta:generator>
  </office:meta>
</office:document-meta>
</file>